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b515" officeooo:paragraph-rsid="0017b515"/>
    </style:style>
    <style:style style:name="P2" style:family="paragraph" style:parent-style-name="Standard">
      <style:text-properties officeooo:rsid="001c0fe6" officeooo:paragraph-rsid="001c0fe6"/>
    </style:style>
    <style:style style:name="P3" style:family="paragraph" style:parent-style-name="Standard">
      <style:text-properties officeooo:rsid="0020f0ee" officeooo:paragraph-rsid="0020f0ee"/>
    </style:style>
    <style:style style:name="P4" style:family="paragraph" style:parent-style-name="Standard">
      <style:text-properties fo:font-weight="bold" officeooo:rsid="002ba298" officeooo:paragraph-rsid="00694cfd" style:font-weight-asian="bold" style:font-weight-complex="bold"/>
    </style:style>
    <style:style style:name="P5" style:family="paragraph" style:parent-style-name="Standard">
      <style:text-properties fo:font-weight="bold" officeooo:rsid="003143de" officeooo:paragraph-rsid="00694cfd" style:font-weight-asian="bold" style:font-weight-complex="bold"/>
    </style:style>
    <style:style style:name="P6" style:family="paragraph" style:parent-style-name="Standard">
      <style:text-properties fo:font-weight="bold" officeooo:rsid="00326422" officeooo:paragraph-rsid="00694cfd" style:font-weight-asian="bold" style:font-weight-complex="bold"/>
    </style:style>
    <style:style style:name="P7" style:family="paragraph" style:parent-style-name="Standard">
      <style:text-properties fo:font-weight="bold" officeooo:rsid="0017b515" officeooo:paragraph-rsid="0017b515" style:font-weight-asian="bold" style:font-weight-complex="bold"/>
    </style:style>
    <style:style style:name="P8" style:family="paragraph" style:parent-style-name="Standard">
      <style:text-properties fo:font-weight="bold" officeooo:rsid="002a3697" officeooo:paragraph-rsid="00694cfd" style:font-weight-asian="bold" style:font-weight-complex="bold"/>
    </style:style>
    <style:style style:name="P9" style:family="paragraph" style:parent-style-name="Standard">
      <style:text-properties fo:font-weight="bold" officeooo:rsid="005ddd0f" officeooo:paragraph-rsid="0023c8ab" style:font-weight-asian="bold" style:font-weight-complex="bold"/>
    </style:style>
    <style:style style:name="P10" style:family="paragraph" style:parent-style-name="Standard">
      <style:text-properties officeooo:rsid="002a131e" officeooo:paragraph-rsid="00694cfd"/>
    </style:style>
    <style:style style:name="P11" style:family="paragraph" style:parent-style-name="Standard">
      <style:text-properties officeooo:rsid="002ba298" officeooo:paragraph-rsid="00694cfd"/>
    </style:style>
    <style:style style:name="P12" style:family="paragraph" style:parent-style-name="Standard">
      <style:text-properties officeooo:rsid="003143de" officeooo:paragraph-rsid="00694cfd"/>
    </style:style>
    <style:style style:name="P13" style:family="paragraph" style:parent-style-name="Standard">
      <style:text-properties officeooo:rsid="00326422" officeooo:paragraph-rsid="00694cfd"/>
    </style:style>
    <style:style style:name="P14" style:family="paragraph" style:parent-style-name="Standard">
      <style:text-properties officeooo:rsid="003bc721" officeooo:paragraph-rsid="003bc721"/>
    </style:style>
    <style:style style:name="P15" style:family="paragraph" style:parent-style-name="Standard">
      <style:text-properties officeooo:rsid="004a187b" officeooo:paragraph-rsid="004a187b"/>
    </style:style>
    <style:style style:name="P16" style:family="paragraph" style:parent-style-name="Standard">
      <style:text-properties fo:font-weight="normal" officeooo:rsid="00326422" officeooo:paragraph-rsid="00694cfd" style:font-weight-asian="normal" style:font-weight-complex="normal"/>
    </style:style>
    <style:style style:name="P17" style:family="paragraph" style:parent-style-name="Standard">
      <style:text-properties officeooo:rsid="009879fb" officeooo:paragraph-rsid="009879fb"/>
    </style:style>
    <style:style style:name="T1" style:family="text">
      <style:text-properties officeooo:rsid="0024ee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dd0f" style:font-weight-asian="bold" style:font-weight-complex="bold"/>
    </style:style>
    <style:style style:name="T4" style:family="text">
      <style:text-properties fo:font-weight="bold" officeooo:rsid="006b60bc" style:font-weight-asian="bold" style:font-weight-complex="bold"/>
    </style:style>
    <style:style style:name="T5" style:family="text">
      <style:text-properties fo:font-weight="bold" officeooo:rsid="00743d14" style:font-weight-asian="bold" style:font-weight-complex="bold"/>
    </style:style>
    <style:style style:name="T6" style:family="text">
      <style:text-properties fo:font-weight="bold" officeooo:rsid="00774b62" style:font-weight-asian="bold" style:font-weight-complex="bold"/>
    </style:style>
    <style:style style:name="T7" style:family="text">
      <style:text-properties officeooo:rsid="003143de"/>
    </style:style>
    <style:style style:name="T8" style:family="text">
      <style:text-properties officeooo:rsid="003bc721"/>
    </style:style>
    <style:style style:name="T9" style:family="text">
      <style:text-properties officeooo:rsid="004f7b7f"/>
    </style:style>
    <style:style style:name="T10" style:family="text">
      <style:text-properties officeooo:rsid="005ab8ae"/>
    </style:style>
    <style:style style:name="T11" style:family="text">
      <style:text-properties officeooo:rsid="009879fb"/>
    </style:style>
    <style:style style:name="T12" style:family="text">
      <style:text-properties officeooo:rsid="009a01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3">P</text:span><text:span text:style-name="T2">art A: trajectory tracking, compare geometric and MPC, no additional collision avoidance </text:span><text:span text:style-name="T4">in real-time</text:span></text:p>
      <text:h text:style-name="Heading_20_1" text:outline-level="1">Scenario 4</text:h>
      <text:p text:style-name="P8">Geometric</text:p>
      <text:p text:style-name="P10">Sum of tracking error (integration): <text:s/>0.06519274311053819</text:p>
      <text:p text:style-name="P10">Total time: <text:s/>5.759999999999922</text:p>
      <text:p text:style-name="P10">Sum of energy consumption (integration) 93207877.69760627</text:p>
      <text:p text:style-name="P10">Number of collisions: <text:s/>0</text:p>
      <text:p text:style-name="P10">Length of path: 24.36</text:p>
      <text:p text:style-name="P4">MPC</text:p>
      <text:p text:style-name="P11">Sum of tracking error (integration): <text:s/>7.157507592676847</text:p>
      <text:p text:style-name="P11">Total time: <text:s/>5.35999999999993</text:p>
      <text:p text:style-name="P11">Sum of energy consumption (integration) 88773147.6044436</text:p>
      <text:p text:style-name="P11">Number of collisions: <text:s/>0</text:p>
      <text:p text:style-name="P11">Length of path: 24.36</text:p>
      <text:p text:style-name="P11"/>
      <text:h text:style-name="Heading_20_1" text:outline-level="1">Scenario <text:span text:style-name="T7">1</text:span></text:h>
      <text:p text:style-name="P5">MPC</text:p>
      <text:p text:style-name="P12">Sum of tracking error (integration): <text:s/>0.9705761685065952</text:p>
      <text:p text:style-name="P12">Total time: <text:s/>17.78999999999998</text:p>
      <text:p text:style-name="P12">Sum of energy consumption (integration) 228552139.11880141</text:p>
      <text:p text:style-name="P12">Number of collisions: <text:s/>0</text:p>
      <text:p text:style-name="P12">Length of path: 14.63</text:p>
      <text:p text:style-name="P12"/>
      <text:p text:style-name="P6">Geometric</text:p>
      <text:p text:style-name="P13">Sum of tracking error (integration): <text:s/>0.01043979784585042</text:p>
      <text:p text:style-name="P13">Total time: <text:s/>14.199999999999742</text:p>
      <text:p text:style-name="P13">Sum of energy consumption (integration) 183242552.93993038</text:p>
      <text:p text:style-name="P13">Number of collisions: <text:s/>0</text:p>
      <text:p text:style-name="P16">Length of path: 14.6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Subtitle"><text:span text:style-name="T2">Part B: </text:span><text:span text:style-name="T5">MPC with real-time collision avoidance guarantee </text:span><text:span text:style-name="T6">(and local obstacle)</text:span></text:p>
      <text:h text:style-name="Heading_20_1" text:outline-level="1">without local obstacle but with <text:span text:style-name="T1">real-time guarantee</text:span></text:h>
      <text:h text:style-name="Heading_20_1" text:outline-level="1">scenario <text:span text:style-name="T8">4</text:span></text:h>
      <text:p text:style-name="P2">slow_factor = 4</text:p>
      <text:p text:style-name="P1">Sum of tracking error (integration): <text:s/>3.3124397923777895</text:p>
      <text:p text:style-name="P1">Total time: <text:s/>19.290000000000216</text:p>
      <text:p text:style-name="P1">Sum of energy consumption (integration) 247057439.66535953</text:p>
      <text:p text:style-name="P1">Number of collisions: <text:s/>0</text:p>
      <text:p text:style-name="P1">Length of path: 24.36</text:p>
      <text:p text:style-name="P1"/>
      <text:h text:style-name="Heading_20_1" text:outline-level="1">scenario 1</text:h>
      <text:p text:style-name="P14">Sum of tracking error (integration): <text:s/>1.4581361240130133</text:p>
      <text:p text:style-name="P14">Total time: <text:s/>17.78999999999998</text:p>
      <text:p text:style-name="P14">Sum of energy consumption (integration) 228694329.37520748</text:p>
      <text:p text:style-name="P14">Number of collisions: <text:s/>0</text:p>
      <text:p text:style-name="P14">Length of path: 14.63</text:p>
      <text:p text:style-name="P1"/>
      <text:p text:style-name="P1"/>
      <text:h text:style-name="Heading_20_1" text:outline-level="1">with local obstacle <text:span text:style-name="T1">and with real-time guarantee</text:span></text:h>
      <text:h text:style-name="Heading_20_1" text:outline-level="1"><text:span text:style-name="T2">scenario 4</text:span> <text:span text:style-name="T9">(detection distance 2m(square 4m), obstacle look ahead distance 2*N, obstacle radius 0.7*0.7)</text:span></text:h>
      <text:p text:style-name="P3">slow_factor = 5</text:p>
      <text:p text:style-name="P3">Sum of tracking error (integration): <text:s/>6.699133853120944</text:p>
      <text:p text:style-name="P3">Total time: <text:s/>24.17000000000098</text:p>
      <text:p text:style-name="P3">Sum of energy consumption (integration) 310125640.77650243</text:p>
      <text:p text:style-name="P3">Number of collisions: <text:s/>0</text:p>
      <text:p text:style-name="P3">Length of path: 24.36</text:p>
      <text:p text:style-name="P3"/>
      <text:h text:style-name="Heading_20_1" text:outline-level="1"><text:soft-page-break/><text:span text:style-name="T2">scenario 1</text:span> <text:span text:style-name="T10">(slow_factor=3, detection distance (square 2.5), obstacle look ahead distance 2*N, obstacle radius 0.5*0.5)</text:span></text:h>
      <text:p text:style-name="P15">Sum of tracking error (integration): <text:s/>6.21716799576203</text:p>
      <text:p text:style-name="P15">Total time: <text:s/>26.820000000001393</text:p>
      <text:p text:style-name="P15">Sum of energy consumption (integration) 344356220.88923806</text:p>
      <text:p text:style-name="P15">Number of collisions: <text:s/>0</text:p>
      <text:p text:style-name="P15">Length of path: 14.63</text:p>
      <text:p text:style-name="P3"/>
      <text:p text:style-name="P9"/>
      <text:h text:style-name="Heading_20_1" text:outline-level="1">Scenario 4 <text:span text:style-name="T12">(fast, no global collision avoidance guarantee)</text:span></text:h>
      <text:p text:style-name="P17">Sum of tracking error (integration): <text:s/>13.413705804798878</text:p>
      <text:p text:style-name="P17">Total time: <text:s/>7.599999999999882</text:p>
      <text:p text:style-name="P17">Sum of energy consumption (integration) 107405745.66514176</text:p>
      <text:p text:style-name="P17">Number of collisions: <text:s/>0</text:p>
      <text:p text:style-name="P17">Length of path: 24.3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0:11:38.128849660</meta:creation-date>
    <meta:generator>LibreOffice/6.0.7.3$Linux_X86_64 LibreOffice_project/00m0$Build-3</meta:generator>
    <dc:date>2022-01-11T15:17:56.790158122</dc:date>
    <meta:editing-duration>PT2H53M24S</meta:editing-duration>
    <meta:editing-cycles>57</meta:editing-cycles>
    <meta:document-statistic meta:table-count="0" meta:image-count="0" meta:object-count="0" meta:page-count="3" meta:paragraph-count="62" meta:word-count="301" meta:character-count="2350" meta:non-whitespace-character-count="2084"/>
  </office:meta>
</office:document-meta>
</file>